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fcfde" officeooo:paragraph-rsid="002fcfd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1c5325" officeooo:paragraph-rsid="0013a5cc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fcfde" officeooo:paragraph-rsid="002fcfd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paragraph-rsid="0014fe1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paragraph-rsid="001d10b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CA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paragraph-rsid="002ee5da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34811b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134fc8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228cf1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paragraph-rsid="00359020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ee5da" officeooo:paragraph-rsid="00359020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2ee5da" officeooo:paragraph-rsid="00359020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28cf1" officeooo:paragraph-rsid="00228cf1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3a5cc" officeooo:paragraph-rsid="0029c387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34fc8" officeooo:paragraph-rsid="0029c387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paragraph-rsid="00359020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paragraph-rsid="00228cf1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3a5cc" officeooo:paragraph-rsid="0029c387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normal" officeooo:paragraph-rsid="002c6a60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normal" officeooo:rsid="00240cc1" officeooo:paragraph-rsid="00240cc1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bold" officeooo:rsid="0014c992" officeooo:paragraph-rsid="001ede2a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bold" officeooo:rsid="0014c992" officeooo:paragraph-rsid="00258b62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bold" officeooo:paragraph-rsid="00258b62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fo:language="en" fo:country="CA" fo:font-style="normal" style:text-underline-style="none" fo:font-weight="bold" officeooo:rsid="00258b62" officeooo:paragraph-rsid="00258b62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34fc8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82338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d10bb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28cf1" style:font-size-asian="13pt" style:font-weight-asian="bold" style:font-size-complex="13pt" style:font-weight-complex="bold"/>
    </style:style>
    <style:style style:name="T6" style:family="text">
      <style:text-properties fo:language="en" fo:country="CA"/>
    </style:style>
    <style:style style:name="T7" style:family="text">
      <style:text-properties fo:language="en" fo:country="CA" fo:font-weight="bold" style:font-weight-asian="bold" style:font-weight-complex="bold"/>
    </style:style>
    <style:style style:name="T8" style:family="text">
      <style:text-properties fo:language="en" fo:country="CA" fo:font-weight="bold" officeooo:rsid="00134fc8" style:font-weight-asian="bold" style:font-weight-complex="bold"/>
    </style:style>
    <style:style style:name="T9" style:family="text">
      <style:text-properties fo:language="en" fo:country="CA" officeooo:rsid="00134fc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4fc8" style:font-weight-asian="bold" style:font-weight-complex="bold"/>
    </style:style>
    <style:style style:name="T12" style:family="text">
      <style:text-properties fo:font-weight="bold" officeooo:rsid="0013a5cc" style:font-weight-asian="bold" style:font-weight-complex="bold"/>
    </style:style>
    <style:style style:name="T13" style:family="text">
      <style:text-properties fo:font-weight="bold" officeooo:rsid="0014c992" style:font-weight-asian="bold" style:font-weight-complex="bold"/>
    </style:style>
    <style:style style:name="T14" style:family="text">
      <style:text-properties fo:font-weight="bold" officeooo:rsid="0016e181" style:font-weight-asian="bold" style:font-weight-complex="bold"/>
    </style:style>
    <style:style style:name="T15" style:family="text">
      <style:text-properties fo:font-weight="bold" officeooo:rsid="0014fe17" style:font-weight-asian="bold" style:font-weight-complex="bold"/>
    </style:style>
    <style:style style:name="T16" style:family="text">
      <style:text-properties fo:font-weight="bold" officeooo:rsid="00228cf1" style:font-weight-asian="bold" style:font-weight-complex="bold"/>
    </style:style>
    <style:style style:name="T17" style:family="text">
      <style:text-properties fo:font-weight="bold" officeooo:rsid="0025eb59" style:font-weight-asian="bold" style:font-weight-complex="bold"/>
    </style:style>
    <style:style style:name="T18" style:family="text">
      <style:text-properties fo:font-weight="bold" officeooo:rsid="0027a393" style:font-weight-asian="bold" style:font-weight-complex="bold"/>
    </style:style>
    <style:style style:name="T19" style:family="text">
      <style:text-properties fo:font-weight="bold" officeooo:rsid="002c0b39" style:font-weight-asian="bold" style:font-weight-complex="bold"/>
    </style:style>
    <style:style style:name="T20" style:family="text">
      <style:text-properties fo:font-weight="bold" officeooo:rsid="002c6a60" style:font-weight-asian="bold" style:font-weight-complex="bold"/>
    </style:style>
    <style:style style:name="T21" style:family="text">
      <style:text-properties fo:font-weight="bold" officeooo:rsid="002ee5da" style:font-weight-asian="bold" style:font-weight-complex="bold"/>
    </style:style>
    <style:style style:name="T22" style:family="text">
      <style:text-properties fo:font-weight="bold" officeooo:rsid="001c5325" style:font-weight-asian="bold" style:font-weight-complex="bold"/>
    </style:style>
    <style:style style:name="T23" style:family="text">
      <style:text-properties fo:font-weight="bold" officeooo:rsid="0034811b" style:font-weight-asian="bold" style:font-weight-complex="bold"/>
    </style:style>
    <style:style style:name="T24" style:family="text">
      <style:text-properties fo:font-weight="bold" officeooo:rsid="0034b23f" style:font-weight-asian="bold" style:font-weight-complex="bold"/>
    </style:style>
    <style:style style:name="T25" style:family="text">
      <style:text-properties fo:font-weight="bold" officeooo:rsid="00182338" style:font-weight-asian="bold" style:font-weight-complex="bold"/>
    </style:style>
    <style:style style:name="T26" style:family="text">
      <style:text-properties fo:font-weight="bold" officeooo:rsid="001d10bb" style:font-weight-asian="bold" style:font-weight-complex="bold"/>
    </style:style>
    <style:style style:name="T27" style:family="text">
      <style:text-properties officeooo:rsid="00134fc8"/>
    </style:style>
    <style:style style:name="T28" style:family="text">
      <style:text-properties officeooo:rsid="0013a5cc"/>
    </style:style>
    <style:style style:name="T29" style:family="text">
      <style:text-properties officeooo:rsid="0014c992"/>
    </style:style>
    <style:style style:name="T30" style:family="text">
      <style:text-properties officeooo:rsid="0014fe17"/>
    </style:style>
    <style:style style:name="T31" style:family="text">
      <style:text-properties officeooo:rsid="00182338"/>
    </style:style>
    <style:style style:name="T32" style:family="text">
      <style:text-properties officeooo:rsid="001c5325"/>
    </style:style>
    <style:style style:name="T33" style:family="text">
      <style:text-properties officeooo:rsid="001ede2a"/>
    </style:style>
    <style:style style:name="T34" style:family="text">
      <style:text-properties officeooo:rsid="00228cf1"/>
    </style:style>
    <style:style style:name="T35" style:family="text">
      <style:text-properties officeooo:rsid="00240cc1"/>
    </style:style>
    <style:style style:name="T36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fo:font-size="28pt" fo:font-style="italic" style:text-underline-style="solid" style:text-underline-width="auto" style:text-underline-color="font-color" fo:font-weight="bold" officeooo:rsid="0014fe17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officeooo:rsid="00258b62"/>
    </style:style>
    <style:style style:name="T39" style:family="text">
      <style:text-properties officeooo:rsid="0025eb59"/>
    </style:style>
    <style:style style:name="T40" style:family="text">
      <style:text-properties officeooo:rsid="0027a393"/>
    </style:style>
    <style:style style:name="T41" style:family="text">
      <style:text-properties officeooo:rsid="0029c387"/>
    </style:style>
    <style:style style:name="T42" style:family="text">
      <style:text-properties officeooo:rsid="002ee5da"/>
    </style:style>
    <style:style style:name="T43" style:family="text">
      <style:text-properties officeooo:rsid="0034811b"/>
    </style:style>
    <style:style style:name="T4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solid" style:text-underline-width="auto" style:text-underline-color="font-color" fo:font-weight="bold" officeooo:rsid="0014fe17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4">MINUTERIE </text:span><text:span text:style-name="T45">DE </text:span><text:span text:style-name="T44">DOUCHE</text:span></text:p>
      <text:p text:style-name="P32"><text:span text:style-name="T44"/></text:p>
      <text:p text:style-name="P1"/>
      <text:p text:style-name="P7"><text:span text:style-name="T10">Le </text:span><text:span text:style-name="T11">minuterie</text:span><text:span text:style-name="T10"> de douche peut être programm</text:span><text:span text:style-name="T25">é</text:span><text:span text:style-name="T10"> entre (7 min - 15 min) par tranche de</text:span></text:p>
      <text:p text:style-name="P8"><text:span text:style-name="T10"><text:s/>1 mi</text:span><text:span text:style-name="T26">n</text:span><text:span text:style-name="T10"> </text:span><text:span text:style-name="T26">et le delay de verrouillage ent</text:span><text:span text:style-name="T16">r</text:span><text:span text:style-name="T26">e (5 min - 30 min) par tranche de 5 min.</text:span></text:p>
      <text:p text:style-name="P2"/>
      <text:p text:style-name="P13">1: Installer les 4 piles AAA <text:s text:c="5"/><text:span text:style-name="T23">NOTE : Durée de vie des </text:span><text:span text:style-name="T24">piles</text:span><text:span text:style-name="T23"> +- 1 Ans.</text:span></text:p>
      <text:p text:style-name="P12"/>
      <text:p text:style-name="P12">2: L’<text:span text:style-name="T27">indicateur </text:span><text:s/>allume, <text:span text:style-name="T27">appuyer sur le bouton</text:span> pour entr<text:span text:style-name="T6">é</text:span> en mode <text:span text:style-name="T27">p</text:span><text:span text:style-name="T6">rogra</text:span><text:span text:style-name="T9">m</text:span><text:span text:style-name="T6">mation</text:span> .</text:p>
      <text:p text:style-name="P12"/>
      <text:p text:style-name="P12">3: L’<text:span text:style-name="T27">indicateur</text:span> clignote rapidement, <text:span text:style-name="T10">(mode programmation temps de douche </text:span><text:span text:style-name="T11">activ</text:span><text:span text:style-name="T16">é</text:span><text:span text:style-name="T10">).</text:span></text:p>
      <text:p text:style-name="P12"/>
      <text:p text:style-name="P12"/>
      <text:p text:style-name="P17">4: <text:span text:style-name="T41">Pour </text:span>un temps de douche préprogrammer de 7min,<text:span text:style-name="T41"> ne plus appuyé sur le bouton jusqua <text:s/>l`ìndicateur arrête de clignoter.</text:span></text:p>
      <text:p text:style-name="P18"><text:span text:style-name="T10">ou</text:span></text:p>
      <text:p text:style-name="P12"><text:span text:style-name="T42"><text:s/>Appuyer a nouveau</text:span> sur le bouton pour ajust<text:span text:style-name="T30">é</text:span> le <text:span text:style-name="T35">temps</text:span> de douche , l’<text:span text:style-name="T27">indicateur </text:span>clignote <text:span text:style-name="T39">8</text:span> fois (<text:span text:style-name="T39">8</text:span><text:span text:style-name="T10">m</text:span><text:span text:style-name="T17">i</text:span><text:span text:style-name="T10">n</text:span>), <text:span text:style-name="T27">appuyer</text:span> a nouveau <text:s text:c="3"/>l’<text:span text:style-name="T27">indicateur</text:span> <text:s/>clignote <text:s/><text:span text:style-name="T39">9</text:span> fois (<text:span text:style-name="T39">9</text:span><text:span text:style-name="T10"> min</text:span>) ….etc . <text:s text:c="3"/><text:span text:style-name="T12">MAX 15min.</text:span></text:p>
      <text:p text:style-name="P12"/>
      <text:p text:style-name="P14"><text:span text:style-name="T42">5</text:span>: Pour sortir du mode programmation <text:span text:style-name="T34">temps</text:span> de douche, ne <text:span text:style-name="T35">plus</text:span> appuyé sur le bouton <text:span text:style-name="T34">jusqua l`ìndicateur arrête de clignoter</text:span>.</text:p>
      <text:p text:style-name="P14"/>
      <text:p text:style-name="P19">6: L’<text:span text:style-name="T27">indicateur </text:span><text:s/>allume , <text:span text:style-name="T27">appuyer sur le bouton</text:span> pour entr<text:span text:style-name="T6">é</text:span> en <text:span text:style-name="T10">(mode </text:span><text:span text:style-name="T11">p</text:span><text:span text:style-name="T7">rogra</text:span><text:span text:style-name="T8">m</text:span><text:span text:style-name="T7">mation</text:span><text:span text:style-name="T10"> </text:span><text:span text:style-name="T12">temps de verrouillage</text:span><text:span text:style-name="T10">)</text:span>.</text:p>
      <text:p text:style-name="P15"/>
      <text:p text:style-name="P15"><text:span text:style-name="T35">7: L’indicateur clignote rapidement</text:span>, <text:span text:style-name="T10">(mode </text:span><text:span text:style-name="T12">programmati</text:span><text:span text:style-name="T14">o</text:span><text:span text:style-name="T12">n temps de verrouillage</text:span><text:span text:style-name="T10"> </text:span><text:span text:style-name="T11">activ</text:span><text:span text:style-name="T16">é</text:span><text:span text:style-name="T10">). </text:span></text:p>
      <text:p text:style-name="P23"/>
      <text:p text:style-name="P16"><text:span text:style-name="T41">8: Pour déactiver votre temps de verrouillage, ne plus appuyé sur le bouton jusqua <text:s/>l`ìndicateur arrête de clignoter.</text:span></text:p>
      <text:p text:style-name="P22"><text:span text:style-name="T21">ou</text:span></text:p>
      <text:p text:style-name="P20"><text:span text:style-name="T42">Pour programmé un temps de verrouillage, Appuyer a nouveau</text:span> sur le bouton , l’<text:span text:style-name="T27">indicateur </text:span>clignote 1 fois <text:span text:style-name="T10">(</text:span><text:span text:style-name="T14">5</text:span><text:span text:style-name="T10">min)</text:span>, <text:span text:style-name="T27">appuyer</text:span> a nouveau l’<text:span text:style-name="T27">indicateur</text:span> <text:s/>clignote <text:s/>2 fois <text:span text:style-name="T10">(10 min)</text:span> ….etc . <text:span text:style-name="T10">MAX 30min.</text:span></text:p>
      <text:p text:style-name="P24"/>
      <text:p text:style-name="P21"><text:span text:style-name="T42">9: </text:span><text:s/><text:span text:style-name="T40">Pour sortir du mode programmation temps de verrouillage, ne plus appuyé sur le bouton jusqua l`ìndicateur arrete de clignoter.</text:span></text:p>
      <text:p text:style-name="P21"/>
      <text:p text:style-name="P21"/>
      <text:p text:style-name="P5"/>
      <text:p text:style-name="P11"><text:span text:style-name="T22">Félécitation votre </text:span><text:span text:style-name="T19">m</text:span><text:span text:style-name="T22">inuterie de douche est prête a l’utilisation.</text:span></text:p>
      <text:p text:style-name="P9"/>
      <text:p text:style-name="P4"><text:soft-page-break/>Activé la minuterie :</text:p>
      <text:p text:style-name="P4"/>
      <text:p text:style-name="P3"/>
      <text:p text:style-name="P26">1: Pour <text:span text:style-name="T41">activer</text:span> <text:span text:style-name="T41">la</text:span> douche, appuye<text:span text:style-name="T41">r</text:span> sur le bout<text:span text:style-name="T28">on 2sec </text:span>(<text:span text:style-name="T14">la valve ouvre et </text:span><text:span text:style-name="T18">l`ìndicateur </text:span><text:span text:style-name="T10">clignote a toute les se</text:span><text:span text:style-name="T12">c</text:span>).</text:p>
      <text:p text:style-name="P25"/>
      <text:p text:style-name="P26">2: Pour <text:span text:style-name="T35">une pause de douche (</text:span><text:span text:style-name="T13">Pause </text:span><text:span text:style-name="T20">S</text:span><text:span text:style-name="T13">avon</text:span><text:span text:style-name="T29">)</text:span>, appuyer sur le bouton pendant <text:span text:style-name="T35">1</text:span>sec <text:span text:style-name="T14">(la valve se ferme et </text:span><text:span text:style-name="T18">l`ìndicateur</text:span><text:span text:style-name="T14"> reste allumé)</text:span>. <text:span text:style-name="T29">Pour sortir de la pause appuyer a nouveau sur le bouton, (</text:span><text:span text:style-name="T13">La valve s`ouvre et </text:span><text:span text:style-name="T18">l`ìndicateur</text:span><text:span text:style-name="T13"> clignote</text:span><text:span text:style-name="T29">).</text:span></text:p>
      <text:p text:style-name="P28"/>
      <text:p text:style-name="P27">3: P<text:span text:style-name="T31">our vous indiquer qu`il vous reste seulement 1min avant la fermeture de l`eau, la minuterie ferme et re-ouvre l`eau dans un delay de 2 sec.</text:span></text:p>
      <text:p text:style-name="P27"/>
      <text:p text:style-name="P25"><text:span text:style-name="T38">4</text:span>: Lorsque <text:span text:style-name="T32">l`ìndicateur</text:span> clignote toute les 5sec votre minuterie est en mode <text:span text:style-name="T15">verrouillage</text:span><text:span text:style-name="T30"> </text:span>pour <text:span text:style-name="T30">un delay que vous avez programmé.</text:span></text:p>
      <text:p text:style-name="P29"/>
      <text:p text:style-name="P29"/>
      <text:p text:style-name="P29"/>
      <text:p text:style-name="P29">Note: Le mode <text:span text:style-name="T33">p</text:span>ause savon cheveux ferme l`eau et arrete le décompte de la minuterie <text:span text:style-name="T30">pour un delay maximun de 3 min, après se delay la minuterie ouvre la valve et continue en mode normal.</text:span></text:p>
      <text:p text:style-name="P30"/>
      <text:p text:style-name="P31">La valve ferme jamais complètement pour enlever le pression dans la tuyautri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al Drouin</meta:initial-creator>
    <meta:creation-date>2016-01-24T12:31:22.25</meta:creation-date>
    <dc:date>2018-01-30T21:54:09.200958125</dc:date>
    <meta:editing-duration>PT5H14M36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409" meta:character-count="2434" meta:non-whitespace-character-count="2025"/>
  </office:meta>
</office:document-meta>
</file>